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0.922in"/>
    </style:style>
    <style:style style:name="co5" style:family="table-column">
      <style:table-column-properties fo:break-before="auto" style:column-width="1.0098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1.13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11" office:value-type="string" calcext:value-type="string">
            <text:p>WEEK NO</text:p>
          </table:table-cell>
          <table:table-cell table:style-name="ce13" office:value-type="string" calcext:value-type="string">
            <text:p>DATE</text:p>
          </table:table-cell>
          <table:table-cell table:style-name="ce11" office:value-type="string" calcext:value-type="string">
            <text:p>VERSES</text:p>
            <text:p>COMPLETED</text:p>
          </table:table-cell>
          <table:table-cell table:style-name="ce11" office:value-type="string" calcext:value-type="string">
            <text:p>N VERSES</text:p>
            <text:p>TO COMPLETE</text:p>
          </table:table-cell>
          <table:table-cell table:style-name="ce11" office:value-type="string" calcext:value-type="string">
            <text:p>WHERE</text:p>
            <text:p>IS YOU</text:p>
          </table:table-cell>
          <table:table-cell table:style-name="ce11" office:value-type="string" calcext:value-type="string">
            <text:p>CUM VERSES</text:p>
            <text:p>COMPLETED</text:p>
          </table:table-cell>
          <table:table-cell table:style-name="ce11" office:value-type="string" calcext:value-type="string">
            <text:p>CUM VERSES</text:p>
            <text:p>SHOULD BE DONE</text:p>
          </table:table-cell>
          <table:table-cell table:style-name="ce11" office:value-type="string" calcext:value-type="string">
            <text:p>DIFF</text:p>
          </table:table-cell>
          <table:table-cell table:style-name="ce11"/>
          <table:table-cell table:style-name="ce11" office:value-type="string" calcext:value-type="string">
            <text:p>COME, FOLLOW ME SPOT</text:p>
          </table:table-cell>
          <table:table-cell table:style-name="ce11"/>
          <table:table-cell table:style-name="ce15"/>
          <table:table-cell table:style-name="ce11" table:number-columns-repeated="2"/>
          <table:table-cell table:style-name="ce11" office:value-type="string" calcext:value-type="string">
            <text:p>Need to do at least 18/day to keep up with Come, Follow Me</text:p>
          </table:table-cell>
          <table:table-cell table:style-name="ce1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5:21</text:p>
          </table:table-cell>
          <table:table-cell table:formula="of:=[.F29]+[.C30]" office:value-type="float" office:value="2380" calcext:value-type="float">
            <text:p>2380</text:p>
          </table:table-cell>
          <table:table-cell office:value-type="float" office:value="2426" calcext:value-type="float">
            <text:p>2426</text:p>
          </table:table-cell>
          <table:table-cell table:formula="of:=[.F30]-[.G30]" office:value-type="float" office:value="-46" calcext:value-type="float">
            <text:p>-4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16</text:p>
          </table:table-cell>
          <table:table-cell table:formula="of:=[.F30]+[.C31]" office:value-type="float" office:value="2410" calcext:value-type="float">
            <text:p>2410</text:p>
          </table:table-cell>
          <table:table-cell office:value-type="float" office:value="2454" calcext:value-type="float">
            <text:p>2454</text:p>
          </table:table-cell>
          <table:table-cell table:formula="of:=[.F31]-[.G31]" office:value-type="float" office:value="-44" calcext:value-type="float">
            <text:p>-4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1]+[.C32]" office:value-type="float" office:value="2447" calcext:value-type="float">
            <text:p>2447</text:p>
          </table:table-cell>
          <table:table-cell office:value-type="float" office:value="2482" calcext:value-type="float">
            <text:p>2482</text:p>
          </table:table-cell>
          <table:table-cell table:formula="of:=[.F32]-[.G32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2]+[.C33]" office:value-type="float" office:value="2447" calcext:value-type="float">
            <text:p>2447</text:p>
          </table:table-cell>
          <table:table-cell office:value-type="float" office:value="2510" calcext:value-type="float">
            <text:p>2510</text:p>
          </table:table-cell>
          <table:table-cell table:formula="of:=[.F33]-[.G33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3]+[.C34]" office:value-type="float" office:value="2489" calcext:value-type="float">
            <text:p>2489</text:p>
          </table:table-cell>
          <table:table-cell office:value-type="float" office:value="2538" calcext:value-type="float">
            <text:p>2538</text:p>
          </table:table-cell>
          <table:table-cell table:formula="of:=[.F34]-[.G34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4]+[.C35]" office:value-type="float" office:value="2489" calcext:value-type="float">
            <text:p>2489</text:p>
          </table:table-cell>
          <table:table-cell office:value-type="float" office:value="2566" calcext:value-type="float">
            <text:p>2566</text:p>
          </table:table-cell>
          <table:table-cell table:formula="of:=[.F35]-[.G35]" office:value-type="float" office:value="-77" calcext:value-type="float">
            <text:p>-7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32</text:p>
          </table:table-cell>
          <table:table-cell table:formula="of:=[.F35]+[.C36]" office:value-type="float" office:value="2519" calcext:value-type="float">
            <text:p>2519</text:p>
          </table:table-cell>
          <table:table-cell office:value-type="float" office:value="2594" calcext:value-type="float">
            <text:p>2594</text:p>
          </table:table-cell>
          <table:table-cell table:formula="of:=[.F36]-[.G36]" office:value-type="float" office:value="-75" calcext:value-type="float">
            <text:p>-7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10</text:p>
          </table:table-cell>
          <table:table-cell table:formula="of:=[.F36]+[.C37]" office:value-type="float" office:value="2551" calcext:value-type="float">
            <text:p>2551</text:p>
          </table:table-cell>
          <table:table-cell office:value-type="float" office:value="2622" calcext:value-type="float">
            <text:p>2622</text:p>
          </table:table-cell>
          <table:table-cell table:formula="of:=[.F37]-[.G37]" office:value-type="float" office:value="-71" calcext:value-type="float">
            <text:p>-7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30</text:p>
          </table:table-cell>
          <table:table-cell table:formula="of:=[.F37]+[.C38]" office:value-type="float" office:value="2571" calcext:value-type="float">
            <text:p>2571</text:p>
          </table:table-cell>
          <table:table-cell office:value-type="float" office:value="2650" calcext:value-type="float">
            <text:p>2650</text:p>
          </table:table-cell>
          <table:table-cell table:formula="of:=[.F38]-[.G38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8]+[.C39]" office:value-type="float" office:value="2594" calcext:value-type="float">
            <text:p>2594</text:p>
          </table:table-cell>
          <table:table-cell office:value-type="float" office:value="2678" calcext:value-type="float">
            <text:p>2678</text:p>
          </table:table-cell>
          <table:table-cell table:formula="of:=[.F39]-[.G39]" office:value-type="float" office:value="-84" calcext:value-type="float">
            <text:p>-8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9]+[.C40]" office:value-type="float" office:value="2594" calcext:value-type="float">
            <text:p>2594</text:p>
          </table:table-cell>
          <table:table-cell office:value-type="float" office:value="2706" calcext:value-type="float">
            <text:p>2706</text:p>
          </table:table-cell>
          <table:table-cell table:formula="of:=[.F40]-[.G40]" office:value-type="float" office:value="-112" calcext:value-type="float">
            <text:p>-112</text:p>
          </table:table-cell>
          <table:table-cell table:number-columns-repeated="5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3:17</text:p>
          </table:table-cell>
          <table:table-cell table:formula="of:=[.F40]+[.C41]" office:value-type="float" office:value="2677" calcext:value-type="float">
            <text:p>2677</text:p>
          </table:table-cell>
          <table:table-cell office:value-type="float" office:value="2734" calcext:value-type="float">
            <text:p>2734</text:p>
          </table:table-cell>
          <table:table-cell table:formula="of:=[.F41]-[.G41]" office:value-type="float" office:value="-57" calcext:value-type="float">
            <text:p>-5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2:10</text:p>
          </table:table-cell>
          <table:table-cell table:formula="of:=[.F41]+[.C42]" office:value-type="float" office:value="2721" calcext:value-type="float">
            <text:p>2721</text:p>
          </table:table-cell>
          <table:table-cell office:value-type="float" office:value="2762" calcext:value-type="float">
            <text:p>2762</text:p>
          </table:table-cell>
          <table:table-cell table:formula="of:=[.F42]-[.G42]" office:value-type="float" office:value="-41" calcext:value-type="float">
            <text:p>-4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3:30</text:p>
          </table:table-cell>
          <table:table-cell table:formula="of:=[.F42]+[.C43]" office:value-type="float" office:value="2755" calcext:value-type="float">
            <text:p>2755</text:p>
          </table:table-cell>
          <table:table-cell office:value-type="float" office:value="2790" calcext:value-type="float">
            <text:p>2790</text:p>
          </table:table-cell>
          <table:table-cell table:formula="of:=[.F43]-[.G43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2755" calcext:value-type="float">
            <text:p>2755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755" calcext:value-type="float">
            <text:p>2755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2755" calcext:value-type="float">
            <text:p>2755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2755" calcext:value-type="float">
            <text:p>2755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755" calcext:value-type="float">
            <text:p>2755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2755" calcext:value-type="float">
            <text:p>2755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2755" calcext:value-type="float">
            <text:p>2755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755" calcext:value-type="float">
            <text:p>2755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755" calcext:value-type="float">
            <text:p>2755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755" calcext:value-type="float">
            <text:p>2755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755" calcext:value-type="float">
            <text:p>2755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755" calcext:value-type="float">
            <text:p>2755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755" calcext:value-type="float">
            <text:p>2755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755" calcext:value-type="float">
            <text:p>2755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755" calcext:value-type="float">
            <text:p>2755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755" calcext:value-type="float">
            <text:p>2755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755" calcext:value-type="float">
            <text:p>2755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755" calcext:value-type="float">
            <text:p>2755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755" calcext:value-type="float">
            <text:p>2755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755" calcext:value-type="float">
            <text:p>2755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755" calcext:value-type="float">
            <text:p>2755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755" calcext:value-type="float">
            <text:p>2755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755" calcext:value-type="float">
            <text:p>2755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755" calcext:value-type="float">
            <text:p>2755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755" calcext:value-type="float">
            <text:p>2755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755" calcext:value-type="float">
            <text:p>2755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755" calcext:value-type="float">
            <text:p>2755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755" calcext:value-type="float">
            <text:p>2755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755" calcext:value-type="float">
            <text:p>2755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755" calcext:value-type="float">
            <text:p>2755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755" calcext:value-type="float">
            <text:p>2755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755" calcext:value-type="float">
            <text:p>2755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755" calcext:value-type="float">
            <text:p>2755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755" calcext:value-type="float">
            <text:p>2755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755" calcext:value-type="float">
            <text:p>2755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755" calcext:value-type="float">
            <text:p>2755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755" calcext:value-type="float">
            <text:p>2755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755" calcext:value-type="float">
            <text:p>2755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755" calcext:value-type="float">
            <text:p>2755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755" calcext:value-type="float">
            <text:p>2755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755" calcext:value-type="float">
            <text:p>2755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755" calcext:value-type="float">
            <text:p>2755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755" calcext:value-type="float">
            <text:p>2755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755" calcext:value-type="float">
            <text:p>2755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755" calcext:value-type="float">
            <text:p>2755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755" calcext:value-type="float">
            <text:p>2755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755" calcext:value-type="float">
            <text:p>2755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755" calcext:value-type="float">
            <text:p>2755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755" calcext:value-type="float">
            <text:p>2755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755" calcext:value-type="float">
            <text:p>2755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755" calcext:value-type="float">
            <text:p>2755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755" calcext:value-type="float">
            <text:p>2755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755" calcext:value-type="float">
            <text:p>2755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755" calcext:value-type="float">
            <text:p>2755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755" calcext:value-type="float">
            <text:p>2755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755" calcext:value-type="float">
            <text:p>2755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755" calcext:value-type="float">
            <text:p>2755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755" calcext:value-type="float">
            <text:p>2755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755" calcext:value-type="float">
            <text:p>2755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755" calcext:value-type="float">
            <text:p>2755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755" calcext:value-type="float">
            <text:p>2755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755" calcext:value-type="float">
            <text:p>2755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755" calcext:value-type="float">
            <text:p>2755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755" calcext:value-type="float">
            <text:p>2755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755" calcext:value-type="float">
            <text:p>2755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755" calcext:value-type="float">
            <text:p>2755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755" calcext:value-type="float">
            <text:p>2755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755" calcext:value-type="float">
            <text:p>2755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755" calcext:value-type="float">
            <text:p>2755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755" calcext:value-type="float">
            <text:p>2755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755" calcext:value-type="float">
            <text:p>2755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755" calcext:value-type="float">
            <text:p>2755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755" calcext:value-type="float">
            <text:p>2755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755" calcext:value-type="float">
            <text:p>2755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755" calcext:value-type="float">
            <text:p>2755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755" calcext:value-type="float">
            <text:p>2755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755" calcext:value-type="float">
            <text:p>2755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755" calcext:value-type="float">
            <text:p>2755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755" calcext:value-type="float">
            <text:p>2755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755" calcext:value-type="float">
            <text:p>2755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755" calcext:value-type="float">
            <text:p>2755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755" calcext:value-type="float">
            <text:p>2755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755" calcext:value-type="float">
            <text:p>2755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755" calcext:value-type="float">
            <text:p>2755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755" calcext:value-type="float">
            <text:p>2755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755" calcext:value-type="float">
            <text:p>2755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755" calcext:value-type="float">
            <text:p>2755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755" calcext:value-type="float">
            <text:p>2755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755" calcext:value-type="float">
            <text:p>2755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755" calcext:value-type="float">
            <text:p>2755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755" calcext:value-type="float">
            <text:p>2755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755" calcext:value-type="float">
            <text:p>2755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755" calcext:value-type="float">
            <text:p>2755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755" calcext:value-type="float">
            <text:p>2755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755" calcext:value-type="float">
            <text:p>2755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755" calcext:value-type="float">
            <text:p>2755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755" calcext:value-type="float">
            <text:p>2755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755" calcext:value-type="float">
            <text:p>2755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755" calcext:value-type="float">
            <text:p>2755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755" calcext:value-type="float">
            <text:p>2755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755" calcext:value-type="float">
            <text:p>2755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755" calcext:value-type="float">
            <text:p>2755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755" calcext:value-type="float">
            <text:p>2755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755" calcext:value-type="float">
            <text:p>2755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755" calcext:value-type="float">
            <text:p>2755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755" calcext:value-type="float">
            <text:p>2755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755" calcext:value-type="float">
            <text:p>2755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755" calcext:value-type="float">
            <text:p>2755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755" calcext:value-type="float">
            <text:p>2755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755" calcext:value-type="float">
            <text:p>2755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755" calcext:value-type="float">
            <text:p>2755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755" calcext:value-type="float">
            <text:p>2755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755" calcext:value-type="float">
            <text:p>2755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755" calcext:value-type="float">
            <text:p>2755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755" calcext:value-type="float">
            <text:p>2755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755" calcext:value-type="float">
            <text:p>2755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755" calcext:value-type="float">
            <text:p>2755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755" calcext:value-type="float">
            <text:p>2755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755" calcext:value-type="float">
            <text:p>2755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755" calcext:value-type="float">
            <text:p>2755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755" calcext:value-type="float">
            <text:p>2755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755" calcext:value-type="float">
            <text:p>2755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755" calcext:value-type="float">
            <text:p>2755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755" calcext:value-type="float">
            <text:p>2755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755" calcext:value-type="float">
            <text:p>2755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755" calcext:value-type="float">
            <text:p>2755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755" calcext:value-type="float">
            <text:p>2755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755" calcext:value-type="float">
            <text:p>2755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755" calcext:value-type="float">
            <text:p>2755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755" calcext:value-type="float">
            <text:p>2755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755" calcext:value-type="float">
            <text:p>2755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755" calcext:value-type="float">
            <text:p>2755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755" calcext:value-type="float">
            <text:p>2755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755" calcext:value-type="float">
            <text:p>2755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755" calcext:value-type="float">
            <text:p>2755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755" calcext:value-type="float">
            <text:p>2755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755" calcext:value-type="float">
            <text:p>2755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755" calcext:value-type="float">
            <text:p>2755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755" calcext:value-type="float">
            <text:p>2755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755" calcext:value-type="float">
            <text:p>2755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755" calcext:value-type="float">
            <text:p>2755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755" calcext:value-type="float">
            <text:p>2755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06:33:49.303573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8-11T06:34:29.872511942</dc:date>
    <meta:editing-duration>PT19H55M49S</meta:editing-duration>
    <meta:editing-cycles>56</meta:editing-cycles>
    <meta:document-statistic meta:table-count="1" meta:cell-count="894" meta:object-count="0"/>
  </office:meta>
</office:document-meta>
</file>